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1" svg:font-family="OpenSymbol" style:font-charset="x-symbol"/>
    <style:font-face style:name="Lucidasans1" svg:font-family="Lucidasans"/>
    <style:font-face style:name="OpenSymbol" svg:font-family="OpenSymbol"/>
    <style:font-face style:name="Arial1" svg:font-family="Arial" style:font-pitch="variable"/>
    <style:font-face style:name="Lucidasans" svg:font-family="Lucidasans"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Tabla1" style:family="table">
      <style:table-properties style:width="17.171cm" fo:margin-left="-0.176cm" fo:margin-right="0.004cm" table:align="margins" style:writing-mode="lr-tb"/>
    </style:style>
    <style:style style:name="Tabla1.A" style:family="table-column">
      <style:table-column-properties style:column-width="5.082cm" style:rel-column-width="19396*"/>
    </style:style>
    <style:style style:name="Tabla1.B" style:family="table-column">
      <style:table-column-properties style:column-width="5.293cm" style:rel-column-width="20204*"/>
    </style:style>
    <style:style style:name="Tabla1.C" style:family="table-column">
      <style:table-column-properties style:column-width="6.796cm" style:rel-column-width="25935*"/>
    </style:style>
    <style:style style:name="Tabla1.1" style:family="table-row">
      <style:table-row-properties fo:keep-together="always"/>
    </style:style>
    <style:style style:name="Tabla1.A1" style:family="table-cell">
      <style:table-cell-properties style:vertical-align="top" fo:padding-left="0.123cm" fo:padding-right="0.123cm" fo:padding-top="0cm" fo:padding-bottom="0cm" fo:border-left="2.5pt solid #000000" fo:border-right="none" fo:border-top="2.5pt solid #000000" fo:border-bottom="none" style:writing-mode="lr-tb"/>
    </style:style>
    <style:style style:name="Tabla1.C1" style:family="table-cell">
      <style:table-cell-properties style:vertical-align="top" fo:padding-left="0.123cm" fo:padding-right="0.123cm" fo:padding-top="0cm" fo:padding-bottom="0cm" fo:border-left="none" fo:border-right="2.5pt solid #000000" fo:border-top="2.5pt solid #000000" fo:border-bottom="none" style:writing-mode="lr-tb"/>
    </style:style>
    <style:style style:name="Tabla1.2" style:family="table-row">
      <style:table-row-properties fo:keep-together="auto"/>
    </style:style>
    <style:style style:name="Tabla1.A2" style:family="table-cell">
      <style:table-cell-properties style:vertical-align="top" fo:padding-left="0.123cm" fo:padding-right="0.123cm" fo:padding-top="0cm" fo:padding-bottom="0cm" fo:border-left="2.5pt solid #000000" fo:border-right="none" fo:border-top="none" fo:border-bottom="none" style:writing-mode="lr-tb"/>
    </style:style>
    <style:style style:name="Tabla1.B2" style:family="table-cell">
      <style:table-cell-properties style:vertical-align="top" fo:padding-left="0.123cm" fo:padding-right="0.123cm" fo:padding-top="0cm" fo:padding-bottom="0cm" fo:border="none" style:writing-mode="lr-tb"/>
    </style:style>
    <style:style style:name="Tabla1.C2" style:family="table-cell">
      <style:table-cell-properties style:vertical-align="top" fo:padding-left="0.123cm" fo:padding-right="0.123cm" fo:padding-top="0cm" fo:padding-bottom="0cm" fo:border-left="none" fo:border-right="2.5pt solid #000000" fo:border-top="none" fo:border-bottom="none" style:writing-mode="lr-tb"/>
    </style:style>
    <style:style style:name="Tabla1.A4" style:family="table-cell">
      <style:table-cell-properties style:vertical-align="top" fo:padding-left="0.123cm" fo:padding-right="0.123cm" fo:padding-top="0cm" fo:padding-bottom="0cm" fo:border-left="2.5pt solid #000000" fo:border-right="none" fo:border-top="none" fo:border-bottom="2.5pt solid #000000" style:writing-mode="lr-tb"/>
    </style:style>
    <style:style style:name="Tabla1.C4" style:family="table-cell">
      <style:table-cell-properties style:vertical-align="top" fo:padding-left="0.123cm" fo:padding-right="0.123cm" fo:padding-top="0cm" fo:padding-bottom="0cm" fo:border-left="none" fo:border-right="2.5pt solid #000000" fo:border-top="none" fo:border-bottom="2.5pt solid #000000" style:writing-mode="lr-tb"/>
    </style:style>
    <style:style style:name="P1" style:family="paragraph" style:parent-style-name="Standard">
      <style:paragraph-properties style:snap-to-layout-grid="false"/>
      <style:text-properties style:font-name="Arial" fo:font-size="12pt" fo:font-weight="bold" style:font-size-asian="12pt" style:font-weight-asian="bold"/>
    </style:style>
    <style:style style:name="P2" style:family="paragraph" style:parent-style-name="Standard">
      <style:paragraph-properties fo:text-align="end" style:justify-single-word="false" style:snap-to-layout-grid="false"/>
      <style:text-properties style:font-name="Arial" fo:font-size="12pt" fo:font-weight="bold" style:font-size-asian="12pt" style:font-weight-asian="bold"/>
    </style:style>
    <style:style style:name="P3" style:family="paragraph" style:parent-style-name="Standard">
      <style:paragraph-properties style:snap-to-layout-grid="false"/>
      <style:text-properties style:font-name="Arial" fo:font-size="12pt" fo:font-weight="bold" officeooo:rsid="000a9a18" officeooo:paragraph-rsid="000a9a18" style:font-size-asian="12pt" style:font-weight-asian="bold"/>
    </style:style>
    <style:style style:name="P4" style:family="paragraph" style:parent-style-name="Standard">
      <style:paragraph-properties style:snap-to-layout-grid="false"/>
      <style:text-properties style:font-name="Arial" fo:font-size="12pt" fo:font-weight="bold" officeooo:rsid="000d4a70" officeooo:paragraph-rsid="000d4a70" style:font-size-asian="12pt" style:font-weight-asian="bold"/>
    </style:style>
    <style:style style:name="P5" style:family="paragraph" style:parent-style-name="Standard">
      <style:text-properties style:font-name="Arial" fo:font-size="12pt" style:font-size-asian="12pt" style:font-size-complex="12pt"/>
    </style:style>
    <style:style style:name="P6" style:family="paragraph" style:parent-style-name="Standard">
      <style:paragraph-properties fo:text-align="justify" style:justify-single-word="false"/>
      <style:text-properties style:font-name="Arial" fo:font-size="12pt" style:font-size-asian="12pt" style:font-size-complex="12pt"/>
    </style:style>
    <style:style style:name="P7" style:family="paragraph" style:parent-style-name="Standard">
      <style:paragraph-properties fo:text-align="justify" style:justify-single-word="false"/>
      <style:text-properties style:font-name="Arial" fo:font-size="12pt" officeooo:paragraph-rsid="0005d6db" style:font-size-asian="12pt" style:font-size-complex="12pt"/>
    </style:style>
    <style:style style:name="P8" style:family="paragraph" style:parent-style-name="Standard">
      <style:paragraph-properties fo:text-align="justify" style:justify-single-word="false"/>
      <style:text-properties style:font-name="Arial" fo:font-size="12pt" officeooo:rsid="000d4a70" officeooo:paragraph-rsid="000d4a70" style:font-size-asian="12pt" style:font-size-complex="12pt"/>
    </style:style>
    <style:style style:name="P9" style:family="paragraph" style:parent-style-name="Standard">
      <style:paragraph-properties fo:text-align="justify" style:justify-single-word="false"/>
      <style:text-properties style:font-name="Arial" fo:font-size="12pt" officeooo:rsid="000d4a70" officeooo:paragraph-rsid="0007c70b" style:font-size-asian="12pt" style:font-size-complex="12pt"/>
    </style:style>
    <style:style style:name="P10" style:family="paragraph" style:parent-style-name="Standard">
      <style:paragraph-properties fo:text-align="center" style:justify-single-word="false"/>
      <style:text-properties style:font-name="Arial" officeooo:paragraph-rsid="000a9a18"/>
    </style:style>
    <style:style style:name="P11" style:family="paragraph" style:parent-style-name="Standard" style:list-style-name="L1">
      <style:paragraph-properties fo:text-align="end" style:justify-single-word="false" style:snap-to-layout-grid="false"/>
    </style:style>
    <style:style style:name="P12" style:family="paragraph" style:parent-style-name="Standard">
      <style:text-properties style:font-name="Arial" fo:font-size="12pt" style:font-size-asian="12pt" style:font-size-complex="12pt"/>
    </style:style>
    <style:style style:name="P13" style:family="paragraph" style:parent-style-name="Standard" style:list-style-name="L2">
      <style:text-properties style:font-name="Arial" fo:font-size="12pt" style:font-size-asian="12pt" style:font-size-complex="12pt"/>
    </style:style>
    <style:style style:name="P14" style:family="paragraph" style:parent-style-name="Standard" style:list-style-name="L2">
      <style:paragraph-properties fo:text-align="justify" style:justify-single-word="false"/>
      <style:text-properties style:font-name="Arial" fo:font-size="12pt" style:font-size-asian="12pt" style:font-size-complex="12pt"/>
    </style:style>
    <style:style style:name="P15" style:family="paragraph" style:parent-style-name="Standard" style:list-style-name="L2">
      <style:paragraph-properties fo:text-align="justify" style:justify-single-word="false"/>
      <style:text-properties style:font-name="Arial" fo:font-size="12pt" officeooo:paragraph-rsid="000b9ee4" style:font-size-asian="12pt" style:font-size-complex="12pt"/>
    </style:style>
    <style:style style:name="P16" style:family="paragraph" style:parent-style-name="Standard" style:list-style-name="L2">
      <style:paragraph-properties fo:text-align="justify" style:justify-single-word="false"/>
      <style:text-properties style:font-name="Arial" fo:font-size="12pt" officeooo:paragraph-rsid="000ae904" style:font-size-asian="12pt" style:font-size-complex="12pt"/>
    </style:style>
    <style:style style:name="P17" style:family="paragraph" style:parent-style-name="Standard" style:list-style-name="L3">
      <style:paragraph-properties fo:text-align="justify" style:justify-single-word="false"/>
      <style:text-properties style:font-name="Arial" fo:font-size="12pt" style:font-size-asian="12pt" style:font-size-complex="12pt"/>
    </style:style>
    <style:style style:name="P18" style:family="paragraph" style:parent-style-name="Standard" style:list-style-name="L5">
      <style:paragraph-properties fo:text-align="justify" style:justify-single-word="false"/>
      <style:text-properties style:font-name="Arial" fo:font-size="12pt" officeooo:paragraph-rsid="000b9ee4" style:font-size-asian="12pt" style:font-size-complex="12pt"/>
    </style:style>
    <style:style style:name="P19" style:family="paragraph" style:parent-style-name="Standard" style:list-style-name="L5">
      <style:paragraph-properties fo:text-align="justify" style:justify-single-word="false"/>
      <style:text-properties style:font-name="Arial" fo:font-size="12pt" officeooo:paragraph-rsid="000ae904" style:font-size-asian="12pt" style:font-size-complex="12pt"/>
    </style:style>
    <style:style style:name="P20" style:family="paragraph" style:parent-style-name="Standard" style:list-style-name="L7">
      <style:paragraph-properties fo:text-align="justify" style:justify-single-word="false"/>
      <style:text-properties style:font-name="Arial" fo:font-size="12pt" officeooo:paragraph-rsid="000b9ee4" style:font-size-asian="12pt" style:font-size-complex="12pt"/>
    </style:style>
    <style:style style:name="P21" style:family="paragraph" style:parent-style-name="Standard" style:list-style-name="L6">
      <style:paragraph-properties fo:text-align="justify" style:justify-single-word="false"/>
      <style:text-properties style:font-name="Arial" fo:font-size="12pt" officeooo:paragraph-rsid="0016b635" style:font-size-asian="12pt" style:font-size-complex="12pt"/>
    </style:style>
    <style:style style:name="P22" style:family="paragraph" style:parent-style-name="Standard" style:list-style-name="L4">
      <style:text-properties style:font-name="Arial" fo:font-size="12pt" style:font-size-asian="12pt" style:font-size-complex="12pt"/>
    </style:style>
    <style:style style:name="P23" style:family="paragraph" style:parent-style-name="Standard" style:list-style-name="L7">
      <style:paragraph-properties fo:text-align="justify" style:justify-single-word="false"/>
      <style:text-properties style:font-name="Arial" fo:font-size="12pt" officeooo:rsid="0007c70b" officeooo:paragraph-rsid="0007c70b" style:font-size-asian="12pt" style:font-size-complex="12pt"/>
    </style:style>
    <style:style style:name="P24" style:family="paragraph" style:parent-style-name="Standard" style:list-style-name="L7">
      <style:paragraph-properties fo:text-align="justify" style:justify-single-word="false"/>
      <style:text-properties style:font-name="Arial" fo:font-size="12pt" officeooo:rsid="000d4a70" officeooo:paragraph-rsid="000d4a70" style:font-size-asian="12pt" style:font-size-complex="12pt"/>
    </style:style>
    <style:style style:name="P25" style:family="paragraph" style:parent-style-name="Standard" style:list-style-name="L7">
      <style:paragraph-properties fo:text-align="justify" style:justify-single-word="false"/>
      <style:text-properties style:font-name="Arial" fo:font-size="12pt" officeooo:rsid="000e4563" officeooo:paragraph-rsid="000e4563" style:font-size-asian="12pt" style:font-size-complex="12pt"/>
    </style:style>
    <style:style style:name="P26" style:family="paragraph" style:parent-style-name="Standard" style:list-style-name="L2">
      <style:text-properties style:font-name="Arial" fo:font-size="12pt" officeooo:rsid="001059ce" officeooo:paragraph-rsid="001059ce" style:font-size-asian="12pt" style:font-size-complex="12pt"/>
    </style:style>
    <style:style style:name="P27" style:family="paragraph" style:parent-style-name="Standard" style:list-style-name="L2">
      <style:paragraph-properties fo:text-align="justify" style:justify-single-word="false"/>
      <style:text-properties style:font-name="Arial" fo:font-size="12pt" officeooo:rsid="001059ce" officeooo:paragraph-rsid="001059ce" style:font-size-asian="12pt" style:font-size-complex="12pt"/>
    </style:style>
    <style:style style:name="P28" style:family="paragraph" style:parent-style-name="Standard" style:list-style-name="L2">
      <style:paragraph-properties fo:text-align="justify" style:justify-single-word="false"/>
      <style:text-properties style:font-name="Arial" fo:font-size="12pt" officeooo:rsid="00117b23" officeooo:paragraph-rsid="00117b23" style:font-size-asian="12pt" style:font-size-complex="12pt"/>
    </style:style>
    <style:style style:name="P29" style:family="paragraph" style:parent-style-name="Standard" style:list-style-name="L2">
      <style:paragraph-properties fo:text-align="justify" style:justify-single-word="false"/>
      <style:text-properties style:font-name="Arial" fo:font-size="12pt" officeooo:rsid="00134556" officeooo:paragraph-rsid="00134556" style:font-size-asian="12pt" style:font-size-complex="12pt"/>
    </style:style>
    <style:style style:name="P30" style:family="paragraph" style:parent-style-name="Standard" style:list-style-name="L4">
      <style:text-properties style:font-name="Arial" fo:font-size="12pt" officeooo:rsid="0014c49c" officeooo:paragraph-rsid="0014c49c" style:font-size-asian="12pt" style:font-size-complex="12pt"/>
    </style:style>
    <style:style style:name="P31" style:family="paragraph" style:parent-style-name="Standard" style:list-style-name="L7">
      <style:paragraph-properties fo:text-align="justify" style:justify-single-word="false"/>
      <style:text-properties style:font-name="Arial" fo:font-size="12pt" officeooo:rsid="001814a2" officeooo:paragraph-rsid="001814a2" style:font-size-asian="12pt" style:font-size-complex="12pt"/>
    </style:style>
    <style:style style:name="P32" style:family="paragraph" style:parent-style-name="Standard" style:list-style-name="L7">
      <style:paragraph-properties fo:text-align="justify" style:justify-single-word="false"/>
      <style:text-properties style:font-name="Arial" fo:font-size="12pt" officeooo:rsid="0018bf92" officeooo:paragraph-rsid="0018bf92" style:font-size-asian="12pt" style:font-size-complex="12pt"/>
    </style:style>
    <style:style style:name="P33" style:family="paragraph" style:parent-style-name="Standard" style:list-style-name="L5">
      <style:paragraph-properties fo:text-align="justify" style:justify-single-word="false"/>
      <style:text-properties style:font-name="Arial" fo:font-size="12pt" officeooo:rsid="001a3b55" officeooo:paragraph-rsid="001a3b55" style:font-size-asian="12pt" style:font-size-complex="12pt"/>
    </style:style>
    <style:style style:name="P34" style:family="paragraph" style:parent-style-name="Standard" style:list-style-name="L7">
      <style:paragraph-properties fo:text-align="justify" style:justify-single-word="false"/>
      <style:text-properties style:font-name="Arial" fo:font-size="12pt" officeooo:rsid="001a3b55" officeooo:paragraph-rsid="001a3b55" style:font-size-asian="12pt" style:font-size-complex="12pt"/>
    </style:style>
    <style:style style:name="P35" style:family="paragraph" style:parent-style-name="Standard" style:list-style-name="L6">
      <style:paragraph-properties fo:text-align="justify" style:justify-single-word="false"/>
      <style:text-properties style:font-name="Arial" fo:font-size="12pt" style:text-underline-style="none" fo:font-weight="normal" officeooo:rsid="00158808" officeooo:paragraph-rsid="00158808" style:font-size-asian="12pt" style:font-weight-asian="normal" style:font-size-complex="12pt" style:font-weight-complex="normal"/>
    </style:style>
    <style:style style:name="P36" style:family="paragraph" style:parent-style-name="Standard" style:list-style-name="L6">
      <style:paragraph-properties fo:text-align="justify" style:justify-single-word="false"/>
      <style:text-properties style:font-name="Arial" fo:font-size="12pt" style:text-underline-style="none" fo:font-weight="bold" officeooo:paragraph-rsid="000ae904" style:font-size-asian="12pt" style:font-weight-asian="bold" style:font-size-complex="12pt" style:font-weight-complex="bold"/>
    </style:style>
    <style:style style:name="P37" style:family="paragraph" style:parent-style-name="Standard" style:list-style-name="L4">
      <style:text-properties style:font-name="Arial" fo:font-size="12pt" fo:font-weight="bold" style:font-size-asian="12pt" style:font-weight-asian="bold" style:font-size-complex="12pt" style:font-weight-complex="bold"/>
    </style:style>
    <style:style style:name="P38" style:family="paragraph" style:parent-style-name="Standard" style:list-style-name="L4">
      <style:text-properties style:font-name="Arial" fo:font-size="12pt" fo:font-weight="normal" officeooo:rsid="0014c49c" officeooo:paragraph-rsid="0014c49c" style:font-size-asian="12pt" style:font-weight-asian="normal" style:font-size-complex="12pt" style:font-weight-complex="normal"/>
    </style:style>
    <style:style style:name="P39" style:family="paragraph" style:parent-style-name="Standard" style:list-style-name="L6">
      <style:paragraph-properties fo:text-align="justify" style:justify-single-word="false"/>
      <style:text-properties style:text-line-through-style="solid" style:text-line-through-type="single" style:font-name="Arial" fo:font-size="12pt" style:text-underline-style="none" fo:font-weight="normal" officeooo:rsid="00158808" officeooo:paragraph-rsid="00158808" style:font-size-asian="12pt" style:font-weight-asian="normal" style:font-size-complex="12pt" style:font-weight-complex="normal"/>
    </style:style>
    <style:style style:name="P40" style:family="paragraph" style:parent-style-name="Standard" style:list-style-name="L6">
      <style:paragraph-properties fo:text-align="justify" style:justify-single-word="false"/>
      <style:text-properties style:text-line-through-style="none" style:text-line-through-type="none" style:font-name="Arial" fo:font-size="12pt" style:text-underline-style="none" fo:font-weight="normal" officeooo:rsid="00158808" officeooo:paragraph-rsid="00158808" style:font-size-asian="12pt" style:font-weight-asian="normal" style:font-size-complex="12pt" style:font-weight-complex="normal"/>
    </style:style>
    <style:style style:name="P41" style:family="paragraph" style:parent-style-name="Standard" style:list-style-name="L6">
      <style:paragraph-properties fo:text-align="justify" style:justify-single-word="false"/>
      <style:text-properties style:text-line-through-style="none" style:text-line-through-type="none" style:font-name="Arial" fo:font-size="12pt" style:text-underline-style="none" fo:font-weight="normal" officeooo:paragraph-rsid="000ae904" style:font-size-asian="12pt" style:font-weight-asian="normal" style:font-size-complex="12pt" style:font-weight-complex="normal"/>
    </style:style>
    <style:style style:name="P42" style:family="paragraph" style:parent-style-name="Standard" style:list-style-name="L6">
      <style:paragraph-properties fo:text-align="justify" style:justify-single-word="false"/>
      <style:text-properties style:text-line-through-style="none" style:text-line-through-type="none" style:font-name="Arial" fo:font-size="12pt" style:text-underline-style="none" fo:font-weight="normal" officeooo:rsid="0016b635" officeooo:paragraph-rsid="0016b635" style:font-size-asian="12pt" style:font-weight-asian="normal" style:font-size-complex="12pt" style:font-weight-complex="normal"/>
    </style:style>
    <style:style style:name="T1" style:family="text">
      <style:text-properties fo:font-weight="bold" style:font-weight-asian="bold" style:font-weight-complex="bold"/>
    </style:style>
    <style:style style:name="T2" style:family="text">
      <style:text-properties style:font-name="Arial" fo:font-size="12pt" fo:font-weight="bold" style:font-size-asian="12pt" style:font-weight-asian="bold"/>
    </style:style>
    <style:style style:name="T3" style:family="text">
      <style:text-properties style:font-name="Arial" fo:font-size="12pt" fo:font-weight="bold" officeooo:rsid="000a64c8" style:font-size-asian="12pt" style:font-weight-asian="bold"/>
    </style:style>
    <style:style style:name="T4" style:family="text">
      <style:text-properties style:font-name="Arial" fo:font-size="12pt" fo:font-weight="bold" officeooo:rsid="000ae904" style:font-size-asian="12pt" style:font-weight-asian="bold"/>
    </style:style>
    <style:style style:name="T5" style:family="text">
      <style:text-properties style:font-name="Arial" fo:font-size="12pt" fo:font-weight="bold" officeooo:rsid="000e4563" style:font-size-asian="12pt" style:font-weight-asian="bold"/>
    </style:style>
    <style:style style:name="T6" style:family="text">
      <style:text-properties officeooo:rsid="0007c70b"/>
    </style:style>
    <style:style style:name="T7" style:family="text">
      <style:text-properties officeooo:rsid="000ae904"/>
    </style:style>
    <style:style style:name="T8" style:family="text">
      <style:text-properties style:text-underline-style="none" fo:font-weight="normal" style:font-weight-asian="normal" style:font-weight-complex="normal"/>
    </style:style>
    <style:style style:name="T9" style:family="text">
      <style:text-properties style:text-underline-style="none" fo:font-weight="normal" officeooo:rsid="001cedbd" style:font-weight-asian="normal" style:font-weight-complex="normal"/>
    </style:style>
    <style:style style:name="T10" style:family="text">
      <style:text-properties style:text-underline-style="none" fo:font-weight="normal" officeooo:rsid="000b9ee4" style:font-weight-asian="normal" style:font-weight-complex="normal"/>
    </style:style>
    <style:style style:name="T11" style:family="text">
      <style:text-properties style:text-underline-style="none" fo:font-weight="normal" officeooo:rsid="000e4563" style:font-weight-asian="normal" style:font-weight-complex="normal"/>
    </style:style>
    <style:style style:name="T12" style:family="text">
      <style:text-properties officeooo:rsid="000b9ee4"/>
    </style:style>
    <style:style style:name="T13" style:family="text">
      <style:text-properties fo:font-weight="normal" officeooo:rsid="000b9ee4" style:font-weight-asian="normal" style:font-weight-complex="normal"/>
    </style:style>
    <style:style style:name="T14" style:family="text">
      <style:text-properties fo:font-weight="normal" officeooo:rsid="000d4a70" style:font-weight-asian="normal" style:font-weight-complex="normal"/>
    </style:style>
    <style:style style:name="T15" style:family="text">
      <style:text-properties officeooo:rsid="00163f54"/>
    </style:style>
    <style:style style:name="T16" style:family="text">
      <style:text-properties officeooo:rsid="000d4a70"/>
    </style:style>
    <style:style style:name="T17" style:family="text">
      <style:text-properties officeooo:rsid="000e4563"/>
    </style:style>
    <style:style style:name="T18" style:family="text">
      <style:text-properties officeooo:rsid="00117b23"/>
    </style:style>
    <style:style style:name="T19" style:family="text">
      <style:text-properties officeooo:rsid="00134556"/>
    </style:style>
    <style:style style:name="T20" style:family="text">
      <style:text-properties style:text-line-through-style="none" style:text-line-through-type="none"/>
    </style:style>
    <style:style style:name="T21" style:family="text">
      <style:text-properties style:text-line-through-style="none" style:text-line-through-type="none" officeooo:rsid="0016b635"/>
    </style:style>
    <style:style style:name="T22" style:family="text">
      <style:text-properties style:text-line-through-style="none" style:text-line-through-type="none" officeooo:rsid="0018bf92"/>
    </style:style>
    <style:style style:name="T23" style:family="text">
      <style:text-properties officeooo:rsid="0016b635"/>
    </style:style>
    <style:style style:name="T24" style:family="text">
      <style:text-properties officeooo:rsid="0018bf92"/>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
      <text:list-level-style-number text:level="1" text:style-name="Numbering_20_Symbols"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7">
      <text:list-level-style-number text:level="1" style:num-suffix="." style:num-format="1" text:start-value="8">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2.501cm" fo:text-indent="-0.635cm" fo:margin-left="2.50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36cm" fo:text-indent="-0.635cm" fo:margin-left="3.13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71cm" fo:text-indent="-0.635cm" fo:margin-left="3.77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06cm" fo:text-indent="-0.635cm" fo:margin-left="4.40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41cm" fo:text-indent="-0.635cm" fo:margin-left="5.04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76cm" fo:text-indent="-0.635cm" fo:margin-left="5.67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11cm" fo:text-indent="-0.635cm" fo:margin-left="6.31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46cm" fo:text-indent="-0.635cm" fo:margin-left="6.94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581cm" fo:text-indent="-0.635cm" fo:margin-left="7.58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16cm" fo:text-indent="-0.635cm" fo:margin-left="8.216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able:table table:name="Tabla1" table:style-name="Tabla1">
        <table:table-column table:style-name="Tabla1.A"/>
        <table:table-column table:style-name="Tabla1.B"/>
        <table:table-column table:style-name="Tabla1.C"/>
        <table:table-row table:style-name="Tabla1.1">
          <table:table-cell table:style-name="Tabla1.A1" table:number-columns-spanned="2" office:value-type="string">
            <text:p text:style-name="P4">Planificación y Administración de Redes</text:p>
          </table:table-cell>
          <table:covered-table-cell/>
          <table:table-cell table:style-name="Tabla1.C1" office:value-type="string">
            <text:list xml:id="list379067739" text:style-name="L1">
              <text:list-header>
                <text:p text:style-name="P11"><text:span text:style-name="T5">14</text:span><text:span text:style-name="T2">/</text:span><text:span text:style-name="T3">1</text:span><text:span text:style-name="T5">0</text:span><text:span text:style-name="T2">/</text:span><text:span text:style-name="T4">2</text:span><text:span text:style-name="T5">1</text:span></text:p>
              </text:list-header>
            </text:list>
          </table:table-cell>
        </table:table-row>
        <table:table-row table:style-name="Tabla1.2">
          <table:table-cell table:style-name="Tabla1.A2" office:value-type="string">
            <text:p text:style-name="P1"/>
          </table:table-cell>
          <table:table-cell table:style-name="Tabla1.B2" office:value-type="string">
            <text:p text:style-name="P3">GRUPO <text:span text:style-name="T7">1</text:span></text:p>
          </table:table-cell>
          <table:table-cell table:style-name="Tabla1.C2" office:value-type="string">
            <text:p text:style-name="P2"/>
          </table:table-cell>
        </table:table-row>
        <table:table-row table:style-name="Tabla1.1">
          <table:table-cell table:style-name="Tabla1.A2" table:number-columns-spanned="2" office:value-type="string">
            <text:p text:style-name="P1">U<text:span text:style-name="T6">nidad 1</text:span></text:p>
          </table:table-cell>
          <table:covered-table-cell/>
          <table:table-cell table:style-name="Tabla1.C2" office:value-type="string">
            <text:p text:style-name="P2"/>
          </table:table-cell>
        </table:table-row>
        <table:table-row table:style-name="Tabla1.1">
          <table:table-cell table:style-name="Tabla1.A4" table:number-columns-spanned="2" office:value-type="string">
            <text:p text:style-name="P1">C.G.<text:span text:style-name="T16">S</text:span>. <text:span text:style-name="T16">Administración de </text:span>Sistemas <text:span text:style-name="T16">I</text:span>nformáticos y Redes</text:p>
          </table:table-cell>
          <table:covered-table-cell/>
          <table:table-cell table:style-name="Tabla1.C4" office:value-type="string">
            <text:p text:style-name="P2">I.E.S. Gonzalo Nazareno</text:p>
          </table:table-cell>
        </table:table-row>
      </table:table>
      <text:p text:style-name="Standard"/>
      <text:p text:style-name="P10"/>
      <text:list xml:id="list1923056138" text:style-name="L2">
        <text:list-item>
          <text:p text:style-name="P13">Describe las ventajas que ofrece montar una red local en una empresa explicando <text:span text:style-name="T1">con detalle</text:span> cada una de ellas. (<text:span text:style-name="T17">0,5</text:span> p.)</text:p>
          <text:p text:style-name="P26">Las principales ventajas de montar una red local en la empresa es que nos permite compartir los recursos de la empresa como son impresoras, la conexión a internet etc, reduciendo el numero de periféricos no teniendo que comprar uno para cada ordenador ahorrando espacio y dinero, también nos permite compartir información entre los distintos dispositivos de forma rápida y sencilla permitiendo el acceso a la información <text:span text:style-name="T24">desd</text:span>e los distintos equipos mediante carpetas compartidas, usando servidores de datos o en el servidor web si se ha montado una intranet.</text:p>
          <text:p text:style-name="P26">Otra ventaja es que mejora la fiabilidad del sistema informático gracias a que al estar todas las maquinas en red podemos mediante el uso de servidores de datos realizar copias de seguridad de forma mas sencilla asimismo las actualizaciones de seguridad serian mas fáciles al poder realizarla por la red, también podríamos mantener replicas en tiempo real de los servidores mas importantes por si fallan poder reemplazarlos de forma rápida y sencilla.</text:p>
          <text:p text:style-name="P26">Podemos mejorar el rendimiento de los ordenadores creando un conjunto de ordenadores que realicen una misma tarea colaborando entre ellos ( cluster), y por ultimo pero no menos importante una red local nos permite su uso como medio de comunicación interno pudiendo realizar chats, videoconferencias, meetings entre los distintos miembros de la red.</text:p>
        </text:list-item>
      </text:list>
      <text:p text:style-name="P5"/>
      <text:list xml:id="list111217913784220" text:continue-numbering="true" text:style-name="L2">
        <text:list-item>
          <text:p text:style-name="P14">Enumera los elementos que puedes encontrar en una red local <text:span text:style-name="T1">cableada </text:span><text:span text:style-name="T13">y explica la principal función </text:span><text:span text:style-name="T14">de cada uno de ellos</text:span>. (<text:span text:style-name="T17">0,5</text:span> p.)</text:p>
          <text:p text:style-name="P27">Servidor→ es un ordenador que, formando una red, provee servicios a otras computadoras llamadas clientes.</text:p>
          <text:p text:style-name="P27">Cliente→ son equipos con mas o menos prestaciones que solicitan servicios a los servidores.</text:p>
          <text:p text:style-name="P27">Otros dispositivos de procesamiento o impresión de imágenes impresoras, escáneres, plotter..</text:p>
          <text:p text:style-name="P27">Tarjeta de red→ <text:span text:style-name="T18">es el dispositivo que permite la conexión de un equipo a la red, puede ser integrada a la placa base, conectarse a un slot, a un USB…</text:span></text:p>
          <text:p text:style-name="P28">Cables y conectores→ como el RJ45 que nos permite conectar por cable la tarjeta de red de un equipo a la red.</text:p>
          <text:p text:style-name="P28">Elementos de seguridad como canaletas, torres y paneles→ sirven para proteger el cableado.</text:p>
          <text:p text:style-name="P28">Elementos de interconexión→ hub es el dispositivo que permite centralizar el cableado de una red y poder ampliarla, este dispositivo recibe una señal y la emite por sus distintos puertos.</text:p>
          <text:p text:style-name="P28">Switch→ es un dispositivo cuya función es interconectar los elementos de la red, es similar a un hub pero solo pasa los datos de un elemento a otra de acuerdo con la dirección MAC de destino indicada en la trama.</text:p>
          <text:p text:style-name="P28">Routers→ es el elemento capara de conectar la red local con otra red distinta.</text:p>
          <text:p text:style-name="P28"/>
          <text:p text:style-name="P28"><text:soft-page-break/>Puntos de Acceso→ un punto de acceso inalámbrico (WAP o AP) es un dispositivo que conecta dispositivos de comunicación inalámbrica para formar una red inalámbrica, normalmente se conectan físicamente a otro elemento, suele ser a un switch, si se conecta directamente a la linea telefónica y es una red domestica el punto de acceso hace también las funciones de Router convirtiéndose en un Wireless Routers.</text:p>
          <text:p text:style-name="P28">Elementos de telefonía_&gt; <text:span text:style-name="T19">c</text:span>omo las rosetas y <text:span text:style-name="T19">los splitter.</text:span></text:p>
          <text:p text:style-name="P29">Armarios y cuadros eléctricos→ sirven para conectar los elementos de la red local a la corriente eléctrica.</text:p>
          <text:p text:style-name="P28"/>
        </text:list-item>
      </text:list>
      <text:p text:style-name="P6"/>
      <text:list xml:id="list111218134756285" text:continue-numbering="true" text:style-name="L2">
        <text:list-item>
          <text:p text:style-name="P15">Define las redes entre iguales y explica <text:span text:style-name="T1">detalladamente </text:span>sus principales inconvenientes. (<text:span text:style-name="T16">0,5</text:span> p.)</text:p>
          <text:p text:style-name="P29">En las redes entre iguales todos los ordenadores ponen a disposición de los demás equipos todos los recursos de los que disponen, todos los ordenadores tienen iguales o similares funciones, “trabajan al mismo nivel”.</text:p>
          <text:p text:style-name="P29">Sus principales inconvenientes son:</text:p>
          <text:p text:style-name="P29">_La información puede estar desorganizada al poder compartirla cualquier usuario y puede ser difícil de localizar estar repetida o no actualizada.</text:p>
          <text:p text:style-name="P29">-Es difícil realizar las copias de seguridad porque tendríamos que realizarla de todas las maquinas de la red.</text:p>
          <text:p text:style-name="P29">-Problemas de accesibilidad a la información, si la maquina no esta encendida los recursos de los que disponga no son accesibles.</text:p>
        </text:list-item>
      </text:list>
      <text:p text:style-name="P6"/>
      <text:list xml:id="list111218962916829" text:continue-numbering="true" text:style-name="L2">
        <text:list-item>
          <text:p text:style-name="P16"><text:span text:style-name="T11">Explica qué es una Intranet</text:span><text:span text:style-name="T8"> y las ventajas </text:span><text:span text:style-name="T9">y posibles inconvenientes</text:span><text:span text:style-name="T8"> que presenta montar esta estructura. </text:span><text:span text:style-name="T10">(</text:span>0,5 p.)</text:p>
          <text:p text:style-name="P29">Una intranet es una red local de equipos informáticos privada o interna, que utiliza tecnología web para compartir información y aplicaciones dentro de una organización.</text:p>
          <text:p text:style-name="P29">Sus ventajas son:</text:p>
          <text:p text:style-name="P29">-La posibilidad de tener acceso a toda la infomacion que necesitan los empleados de forma sencilla ya que están acostumbrados a usar las herramientas de la web como navegadores programas de correo electrónico..</text:p>
          <text:p text:style-name="P29">- Los programas se ejecutan en la web, accediendo al servidor Base de Datos de la empresa, al funcionar como un servidor de aplicaciones no es necesario instalar programas en los equipos de los empleados ahorrando tiempo en instalar actualizaciones y programas en los distintos equipos.</text:p>
          <text:p text:style-name="P29">-Permite el acceso a chats de empresa, foros, tablones de anuncios mejorando las comunicaciones.</text:p>
          <text:p text:style-name="P29">-Se puede modificar permitiendo el acceso remoto desde fuera de la red local, se convertiría en una Extranet.</text:p>
          <text:p text:style-name="P29">También presenta algunos inconvenientes:</text:p>
          <text:p text:style-name="P29">-Si se crea una intranet aunque posea medidas de seguridad como el acceso con usuario y clave, si un usuario tiene ciertos permisos se genera un riesgo para la seguridad de la empresa.</text:p>
          <text:p text:style-name="P29">-Tiene un alto coste de implantación ya que hay <text:span text:style-name="T24">qu</text:span>e crear los distintos aplicativos que se usaran, formar a los empleados para su uso..</text:p>
          <text:p text:style-name="P29">-Posible malestar de los empleados por tener que modificar su forma de trabajo.</text:p>
        </text:list-item>
      </text:list>
      <text:p text:style-name="P5"/>
      <text:p text:style-name="P5"/>
      <text:p text:style-name="P5"/>
      <text:p text:style-name="P5"/>
      <text:list xml:id="list2593296386" text:style-name="L3">
        <text:list-item>
          <text:p text:style-name="P17"><text:soft-page-break/>Dí <text:span text:style-name="T1">todo</text:span> lo que sepas acerca de los siguientes tipos de servidores que puedes encontrar en una empresa: nombre, funcionamiento detallado, ventajas de su utilización, características técnicas deseables, etc... (<text:span text:style-name="T16">1,5</text:span> p.)</text:p>
          <text:p text:style-name="P17"/>
        </text:list-item>
      </text:list>
      <text:list xml:id="list2310385447" text:style-name="L4">
        <text:list-item>
          <text:p text:style-name="P37">Servidor proxy.</text:p>
          <text:p text:style-name="P30">Es un tipo de servidor que sirve para compartir una conexión a internet y acelerar la velocidad de navegación.</text:p>
          <text:p text:style-name="P30">Este tipo de servidores una ved obtenida la página web a la que queremos acceder guarda una copia de ella en su memoria cache, por lo cual solo es necesaria acceder a internet en busca de la pagina si ya ha caducado mejorando la velocidad. Permite restringir el acceso a paginas web creando una lista negra( web a las que no se puede acceder) o una lista blanca( web a las que se puede acceder). Necesita de un HDD rápido y una conexión a internet buena, ya que hay que compartirla.</text:p>
          <text:p text:style-name="P30"/>
        </text:list-item>
        <text:list-item>
          <text:p text:style-name="P37">Servidor de <text:span text:style-name="T16">bases de datos.</text:span></text:p>
          <text:p text:style-name="P38">Es un servidor que almacena en forma de tablas toda la información relevante para la gestión de la empresa como son datos de clientes, productos, ventas…</text:p>
          <text:p text:style-name="P38">A estos datos accede un programa o aplicación de gestión como programas de nominas o contabilidad.</text:p>
          <text:p text:style-name="P38">Suelen tener varios discos duros de gran capacidad y bastante seguridad mediante copias de seguridad o discos duros replicados por ejemplo, deben instalar un SGBD como Oracle o MySQL.</text:p>
          <text:p text:style-name="P22"/>
        </text:list-item>
        <text:list-item>
          <text:p text:style-name="P37">Servidor <text:span text:style-name="T16">de correo electrónico</text:span>.</text:p>
          <text:p text:style-name="P38">En este servidor se almacenan las cuentas de correo de los clientes, con sus mensajes, sirve para que la empresa pueda conservar los correos de los empleados aunque se vayan de la empresa permitiendo redirigirlo a otro empleado, suelen incluir el nombre de la empresa en la dirección del correo para dar buena imagen de la empresa.</text:p>
          <text:p text:style-name="P38">Normalmente estos servidores pueden se POP· o Webmail, las diferencias entre ambos es que el primero guarda el correo y el cliente lo descarga y en el segundo no es necesario descargarlo.</text:p>
          <text:p text:style-name="P38">Este tipo de servidores deben tener gran capacidad de almacenamiento.</text:p>
          <text:p text:style-name="P37"/>
        </text:list-item>
      </text:list>
      <text:p text:style-name="P5"/>
      <text:list xml:id="list1726695576" text:style-name="L5">
        <text:list-item>
          <text:p text:style-name="P18">¿Qué servicios puede ofrecerle a mi empresa <text:span text:style-name="T15">la nube</text:span>? ¿Cuáles son sus ventajas y sus inconvenientes?(1 p.)</text:p>
          <text:p text:style-name="P33">Puede ofrecerle un servicio de hosting o almacenamiento en la nube de su página web. Este tipo de servicios tienen varias ventajas:</text:p>
          <text:p text:style-name="P33">- Ofrecen un servicio técnico muy interesante para solventar cualquier caída o problema con la configuración.</text:p>
          <text:p text:style-name="P33">-Nos ahorra el tener que mantener un servidor propio con todos los gastos que ello conlleva( costes fijos, electricidad, refirgeracion…)</text:p>
          <text:p text:style-name="P33">-Libertad a la hora de crear la web con la tecnologia que desees y poder de usar todo el ancho de banda de tu conexión a internet.</text:p>
          <text:p text:style-name="P33">También presentan algunos inconvenientes como pueden ser:</text:p>
          <text:p text:style-name="P33">-La limitación en el uso de nuevas tecnologías en la creación de la web y la división de la velocidad de subida que se ve dividida entre todas las paginas a la que de soporte la empresa de hosting.</text:p>
          <text:p text:style-name="P33"/>
        </text:list-item>
      </text:list>
      <text:p text:style-name="P7"><text:soft-page-break/></text:p>
      <text:list xml:id="list111218481314508" text:continue-numbering="true" text:style-name="L5">
        <text:list-item>
          <text:p text:style-name="P19">Dí qué tipo de redes hay y en qué consisten según los siguientes criterios: (1,5 p.)</text:p>
          <text:p text:style-name="P19"/>
        </text:list-item>
      </text:list>
      <text:list xml:id="list364959367" text:style-name="L6">
        <text:list-item>
          <text:p text:style-name="P36">Modo de transmisión.</text:p>
          <text:p text:style-name="P35">Es la capacidad que tienen los medios para mantener una comunicación en una única dirección o bidireccional de forma simultanea. Hay tres tipos:</text:p>
          <text:p text:style-name="P40">-Unidireccional→ la infomacion viaja del transmisor al receptor.</text:p>
          <text:p text:style-name="P40">-Half-dúplex→ es bidireccional pero no puede ser simultanea.</text:p>
          <text:p text:style-name="P40">Full-dúplex→ es bidireccional y simultanea puede ser con distintos cables o distintas frecuencias.</text:p>
        </text:list-item>
        <text:list-item>
          <text:p text:style-name="P36"><text:span text:style-name="T12">Topología</text:span>.</text:p>
          <text:p text:style-name="P35">Es la forma en la que se conectan las maquinas entre ellas, pueden ser:</text:p>
          <text:p text:style-name="P39"><text:span text:style-name="T20"/></text:p>
          <text:p text:style-name="P39"><text:span text:style-name="T20">Red en Bus→ actualmente en desuso, su ventaja es que necesita pocos metros de cable para poder unir los equipos y no necesitas elementos de conexión ( hub ni switches), su principal problema es que si alguna par</text:span><text:span text:style-name="T22">t</text:span><text:span text:style-name="T20">e de la red se estropea deja de funcionar la red entera y es difícil de reparar.</text:span></text:p>
          <text:p text:style-name="P39"><text:span text:style-name="T20">Redes en anillo→ se usa normalmente para unir enlaces de fibra óptica en edificios, se suele usar una una estructura de dos anillos para poder seguir operando mientras que se repara el otro anillo en caso de fallo.</text:span></text:p>
          <text:p text:style-name="P39"><text:span text:style-name="T20">Red en Estrella→ </text:span><text:span text:style-name="T21">es la mas usada, los errores en esta red solo afectan a una de las maquinas, por lo cual es sencillo de localizar el error, como inconveniente presenta la necesidad de conectar las maquinas a un hub o switch central y la gran cantidad de cable para su montaje.</text:span></text:p>
        </text:list-item>
        <text:list-item>
          <text:p text:style-name="P36"><text:span text:style-name="T12">Tecnología de transmisión</text:span>.</text:p>
          <text:p text:style-name="P41"><text:span text:style-name="T23">Redes de difusión ( broadcast)→un elemento de la red transmite paquetes de información al resto de los elementos de la red, solo hay un canal o medio de comunicación compartido por los elementos de la red, en este caso todos reciben el mensaje pero no todos los destinatarios lo atienden.</text:span></text:p>
          <text:p text:style-name="P42">Como ejemplo de red de difusión podemos señalar la radio o la TV.</text:p>
        </text:list-item>
        <text:list-item>
          <text:p text:style-name="P42">Redes punto a punto→ un elemento de la red transmite la información a solo a otro elemento de la red. Podemos dividirlas en dos tipos:</text:p>
          <text:list>
            <text:list-item>
              <text:p text:style-name="P42">Conmutación de circuitos: donde antes de empezar la comunicación se realiza un establecimiento de la conexión y se reserva un camino para enviar la información, liberándose el camino cuando ya se ha transferido la información.</text:p>
            </text:list-item>
            <text:list-item>
              <text:p text:style-name="P42">Conmutación de paquetes: la información se parte en trozos y cada unos se envía por un camino que no tiene por que ser el mismo siempre, estos paquetes se deben ordenar por el destinatario.</text:p>
            </text:list-item>
          </text:list>
          <text:p text:style-name="P42"><text:s/></text:p>
          <text:p text:style-name="P21"/>
        </text:list-item>
      </text:list>
      <text:list xml:id="list277718306" text:style-name="L7">
        <text:list-item>
          <text:p text:style-name="P20"><text:span text:style-name="T8">Sospecho que uno de mis empleados está accediendo a páginas yihadistas a través de <text:s/>la conexión de Internet de mi empresa. ¿Cómo podría confirmar mis sospechas sin que se dé cuenta usando los conceptos aprendidos en esta unidad?</text:span> (1 p.)</text:p>
          <text:p text:style-name="P31">Si disponemos de servidor proxy en la red local de la empresa podríamos comprobar en la memoria caché del mismo si algún<text:span text:style-name="T24"> cliente a solicitado ese tipo de información, si es así podemos comprobar cual de los clientes realizo esa búsqueda y si alguien mas la ha realizado, en un futuro podríamos crear una lista negra con conceptos yihadistas y una alerta por si alguien realiza alguna búsqueda similar.</text:span></text:p>
        </text:list-item>
      </text:list>
      <text:p text:style-name="P6"/>
      <text:list xml:id="list111218295763968" text:continue-numbering="true" text:style-name="L7">
        <text:list-item>
          <text:p text:style-name="P23"><text:soft-page-break/>Explica el procedimiento para compartir carpetas desde una máquina Linux. (1 p.)</text:p>
          <text:p text:style-name="P34">Utilizando el programa samba a través del terminal.</text:p>
        </text:list-item>
      </text:list>
      <text:p text:style-name="P9"/>
      <text:list xml:id="list111217926175235" text:continue-numbering="true" text:style-name="L7">
        <text:list-item>
          <text:p text:style-name="P24">Dí en qué se diferencian un switch y un router. (<text:span text:style-name="T17">1</text:span> p.)</text:p>
          <text:p text:style-name="P32">La principal diferencia entre ambas es que el switch sirve para interconectar los elementos dentro de una red y un router sirve para conectar nuestra red con otra red distinta</text:p>
        </text:list-item>
      </text:list>
      <text:p text:style-name="P8"/>
      <text:list xml:id="list111217600737789" text:continue-numbering="true" text:style-name="L7">
        <text:list-item>
          <text:p text:style-name="P25">Explica con tus palabras las causas del incidente que provocó una caída de Whatsapp, Facebook e Instagram la semana pasada. (1 p.)</text:p>
          <text:p text:style-name="P32">La incidencia fue un problema durante un mantenimiento en un protocolo que indica que ruta que hay que seguir para acceder a la web de la empresa, al sufrir esta caída se produjeron mas caídas en los centros de datos de Facebook no permitiendo por ejemplo acceder a los centros de datos por las medidas de seguridad que tienen estos implementadas y a las que se debía acceder a traves de la red.</text:p>
          <text:p text:style-name="P25"/>
        </text:list-item>
      </text:list>
      <text:p text:style-name="P8"/>
      <text:p text:style-name="P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1" svg:font-family="OpenSymbol" style:font-charset="x-symbol"/>
    <style:font-face style:name="Lucidasans1" svg:font-family="Lucidasans"/>
    <style:font-face style:name="OpenSymbol" svg:font-family="OpenSymbol"/>
    <style:font-face style:name="Arial1" svg:font-family="Arial" style:font-pitch="variable"/>
    <style:font-face style:name="Lucidasans" svg:font-family="Lucidasans"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s" fo:country="ES" style:font-name-asian="Arial1" style:font-size-asian="12pt" style:language-asian="zxx" style:country-asian="none" style:font-name-complex="Lucida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s" fo:country="ES" style:font-name-asian="Arial1" style:font-size-asian="12pt" style:language-asian="zxx" style:country-asian="none" style:font-name-complex="Lucida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Lucidasans1" style:font-family-complex="Lucidasans"/>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name-complex="Lucidasans1" style:font-family-complex="Lucidasans" style:font-size-complex="10pt" style:font-style-complex="italic"/>
    </style:style>
    <style:style style:name="Index" style:family="paragraph" style:parent-style-name="Standard" style:class="index">
      <style:paragraph-properties text:number-lines="false" text:line-number="0"/>
      <style:text-properties style:font-name-complex="Lucidasans1" style:font-family-complex="Lucidasan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498cm" style:type="center"/>
          <style:tab-stop style:position="16.999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0.4.2$Linux_X86_64 LibreOffice_project/00$Build-2</meta:generator>
    <meta:creation-date>2009-09-28T09:27:27</meta:creation-date>
    <dc:date>2021-10-14T11:12:17.390733133</dc:date>
    <dc:language>es-ES</dc:language>
    <meta:editing-cycles>15</meta:editing-cycles>
    <meta:editing-duration>PT1H25M24S</meta:editing-duration>
    <meta:document-statistic meta:table-count="1" meta:image-count="0" meta:object-count="0" meta:page-count="5" meta:paragraph-count="90" meta:word-count="2069" meta:character-count="12207" meta:non-whitespace-character-count="10264"/>
    <meta:user-defined meta:name="Info 1"/>
    <meta:user-defined meta:name="Info 2"/>
    <meta:user-defined meta:name="Info 3"/>
    <meta:user-defined meta:name="Info 4"/>
  </office:meta>
</office:document-meta>
</file>